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-H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365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469328" calcext:value-type="float">
            <text:p>469328</text:p>
          </table:table-cell>
          <table:table-cell/>
          <table:table-cell office:value-type="float" office:value="30011564" calcext:value-type="float">
            <text:p>3001156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F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iffSize</text:p>
          </table:table-cell>
          <table:table-cell office:value-type="float" office:value="469320" calcext:value-type="float">
            <text:p>469320</text:p>
          </table:table-cell>
          <table:table-cell/>
          <table:table-cell office:value-type="float" office:value="30011556" calcext:value-type="float">
            <text:p>30011556</text:p>
          </table:table-cell>
          <table:table-cell/>
        </table:table-row>
        <table:table-row table:style-name="ro1">
          <table:table-cell office:value-type="string" calcext:value-type="string">
            <text:p>realRiffSiz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lWave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b</text:p>
          </table:table-cell>
          <table:table-cell table:formula="of:=[.B5]" office:value-type="float" office:value="469320" calcext:value-type="float">
            <text:p>469320</text:p>
          </table:table-cell>
          <table:table-cell/>
          <table:table-cell table:formula="of:=[.D5]" office:value-type="float" office:value="30011556" calcext:value-type="float">
            <text:p>3001155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mtSiz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ealFmtSize</text:p>
          </table:table-cell>
          <table:table-cell table:formula="of:=[.B14]+[.B13]" office:value-type="float" office:value="24" calcext:value-type="float">
            <text:p>24</text:p>
          </table:table-cell>
          <table:table-cell/>
          <table:table-cell table:formula="of:=[.D14]+[.D13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taSize</text:p>
          </table:table-cell>
          <table:table-cell office:value-type="float" office:value="469284" calcext:value-type="float">
            <text:p>469284</text:p>
          </table:table-cell>
          <table:table-cell table:formula="of:=[.B18]/4" office:value-type="float" office:value="117321" calcext:value-type="float">
            <text:p>117321</text:p>
          </table:table-cell>
          <table:table-cell office:value-type="float" office:value="30011520" calcext:value-type="float">
            <text:p>30011520</text:p>
          </table:table-cell>
          <table:table-cell/>
        </table:table-row>
        <table:table-row table:style-name="ro1">
          <table:table-cell office:value-type="string" calcext:value-type="string">
            <text:p>realDataSize</text:p>
          </table:table-cell>
          <table:table-cell table:formula="of:=[.B18]+[.B17]" office:value-type="float" office:value="469292" calcext:value-type="float">
            <text:p>469292</text:p>
          </table:table-cell>
          <table:table-cell/>
          <table:table-cell table:formula="of:=[.D18]+[.D17]" office:value-type="float" office:value="30011528" calcext:value-type="float">
            <text:p>3001152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OfSubs</text:p>
          </table:table-cell>
          <table:table-cell/>
          <table:table-cell table:formula="of:=[.B9]+[.B15]+[.B19]" office:value-type="float" office:value="469320" calcext:value-type="float">
            <text:p>469320</text:p>
          </table:table-cell>
          <table:table-cell/>
          <table:table-cell table:formula="of:=[.D9]+[.D15]+[.D19]" office:value-type="float" office:value="30011556" calcext:value-type="float">
            <text:p>30011556</text:p>
          </table:table-cell>
        </table:table-row>
        <table:table-row table:style-name="ro1">
          <table:table-cell office:value-type="string" calcext:value-type="string">
            <text:p>Diff to RiffSize</text:p>
          </table:table-cell>
          <table:table-cell/>
          <table:table-cell table:formula="of:=[.B5]-[.C21]" office:value-type="float" office:value="0" calcext:value-type="float">
            <text:p>0</text:p>
          </table:table-cell>
          <table:table-cell/>
          <table:table-cell table:formula="of:=[.D5]-[.E21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OfPieces</text:p>
          </table:table-cell>
          <table:table-cell/>
          <table:table-cell table:formula="of:=[.B19]+[.B15]+[.B9]+[.B6]" office:value-type="float" office:value="469328" calcext:value-type="float">
            <text:p>469328</text:p>
          </table:table-cell>
          <table:table-cell/>
          <table:table-cell table:formula="of:=[.D19]+[.D15]+[.D9]+[.D6]" office:value-type="float" office:value="30011564" calcext:value-type="float">
            <text:p>30011564</text:p>
          </table:table-cell>
        </table:table-row>
        <table:table-row table:style-name="ro1">
          <table:table-cell office:value-type="string" calcext:value-type="string">
            <text:p>Diff to File Size</text:p>
          </table:table-cell>
          <table:table-cell/>
          <table:table-cell table:formula="of:=[.B2]-[.C24]" office:value-type="float" office:value="0" calcext:value-type="float">
            <text:p>0</text:p>
          </table:table-cell>
          <table:table-cell/>
          <table:table-cell table:formula="of:=[.D2]-[.E2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stByteOffset</text:p>
          </table:table-cell>
          <table:table-cell/>
          <table:table-cell office:value-type="string" calcext:value-type="string">
            <text:p>0x007294f</text:p>
          </table:table-cell>
          <table:table-cell/>
          <table:table-cell office:value-type="string" calcext:value-type="string">
            <text:p>0x1c9f0ab</text:p>
          </table:table-cell>
        </table:table-row>
        <table:table-row table:style-name="ro1">
          <table:table-cell office:value-type="string" calcext:value-type="string">
            <text:p>LastByteSaysSize</text:p>
          </table:table-cell>
          <table:table-cell/>
          <table:table-cell table:formula="of:=HEX2DEC(MID([.C27];3;33))+1" office:value-type="float" office:value="469328" calcext:value-type="float">
            <text:p>469328</text:p>
          </table:table-cell>
          <table:table-cell/>
          <table:table-cell table:formula="of:=HEX2DEC(MID([.E27];3;33))+1" office:value-type="float" office:value="30011564" calcext:value-type="float">
            <text:p>30011564</text:p>
          </table:table-cell>
        </table:table-row>
        <table:table-row table:style-name="ro1">
          <table:table-cell office:value-type="string" calcext:value-type="string">
            <text:p>FileSizeDiff</text:p>
          </table:table-cell>
          <table:table-cell/>
          <table:table-cell table:formula="of:=[.B2]-[.C28]" office:value-type="float" office:value="0" calcext:value-type="float">
            <text:p>0</text:p>
          </table:table-cell>
          <table:table-cell/>
          <table:table-cell table:formula="of:=[.D2]-[.E2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13:32.674364053</meta:creation-date>
    <dc:date>2017-02-20T19:09:48.185293880</dc:date>
    <meta:editing-duration>PT5M5S</meta:editing-duration>
    <meta:editing-cycles>1</meta:editing-cycles>
    <meta:document-statistic meta:table-count="1" meta:cell-count="65" meta:object-count="0"/>
    <meta:generator>LibreOffice/5.1.4.2$Linux_X86_64 LibreOffice_project/10m0$Build-2</meta:generator>
  </office:meta>
</office:document-meta>
</file>